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ade3"/>
    </style:style>
    <style:style style:name="T1" style:family="text">
      <style:text-properties officeooo:rsid="000cade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-Pantalla iniciar con imagen (<text:span text:style-name="T1">versión</text:span> navidad)</text:p>
      <text:p text:style-name="P1"><text:line-break/>-Pantalla de login (entras con un usuario que este en la Base de Datos(BD) del Servicio Web(SW) a la aplicación).</text:p>
      <text:p text:style-name="P1"><text:line-break/>-Pantalla de registro (añades un usuario a la base de datos del SW).</text:p>
      <text:p text:style-name="P1"><text:line-break/>-Uso del ciclo de vida para el uso de la musica, para la funcion de agitar y para cargar los Momentos™del SW.</text:p>
      <text:p text:style-name="P1"><text:line-break/>-Todas las activities (que lo necesitan) con flecha en la barra de tareas para volver a la Activity anterior.</text:p>
      <text:p text:style-name="P1"><text:s/><text:line-break/>-Mensajes de informacion cuando sucede algo (Ej. Momento™ ya compartido, Momento™ editado, etc).</text:p>
      <text:p text:style-name="P1"><text:line-break/>-Pantalla principal con un menu lateral y un menu en la barra de tareas<text:line-break/><text:tab/>-Se muestran los Momentos™ que sean del usuario con el que se ha entrado<text:line-break/><text:tab/><text:tab/>-boton para cambiar entre tus Momentos™ y los que <text:span text:style-name="T1">estén</text:span> compartidos<text:line-break/><text:tab/><text:tab/>-Al agitar el movil se pondra pausa<text:line-break/><text:tab/>-Menu en la barra con 3 opciones<text:line-break/><text:tab/><text:tab/>-Pausar/renaudar la musica<text:line-break/><text:tab/><text:tab/>-Detener la musica<text:line-break/><text:tab/><text:tab/>-Ir al menu de preferencias<text:line-break/><text:tab/><text:tab/><text:tab/>-Activity en formato de hoja de preferencias con distintas opciones<text:line-break/><text:tab/><text:tab/><text:tab/><text:tab/>-cambiar nombre de usuario(update)<text:line-break/><text:tab/><text:tab/><text:tab/><text:tab/>-cambiar contraseña de usuario(update)<text:line-break/><text:tab/><text:tab/><text:tab/><text:tab/>-Seleccionar una de las canciones disponibles<text:line-break/><text:tab/><text:tab/><text:tab/><text:tab/>-Activar/Desactivar sonido del reproductor de musica<text:line-break/><text:tab/><text:tab/><text:tab/><text:tab/>-Activar/Descativar funcion de agitar el telefono<text:line-break/><text:tab/>-Momentos™ seleccionables al seleccionarlos se habre una activity que muestra toda la informacion del Momento™ <text:line-break/><text:tab/><text:tab/>-Informacion con del Momento™ con mapa que muesra la posicion donde se creo el Momento™ <text:line-break/><text:tab/><text:tab/>-Boton para compartir el momento y que se muestre en la pantalla principal al clickar el boton flotante<text:line-break/><text:tab/><text:tab/>-Boton para editar el Momento™ y subir la actualizacion a la base de datos del SW<text:line-break/><text:tab/>-Menu lateral con 4 opciones reales (las dos de abajo estan de relleno para mejorar presentacion)<text:line-break/><text:tab/><text:tab/>-Opcion para añadir un Momento™ guardando la informacion introducida la fecha y la posicion de ese instante<text:line-break/><text:tab/><text:tab/>-Opcion que muestra una lista de tus contactos que tengan la aplicacion (contactos de prueba 666999666 <text:line-break/><text:tab/><text:tab/>y 666777888)<text:line-break/><text:tab/><text:tab/>-Opcion que muestra un historial de accesos a la app con ese telefono guardando la informacion en un BD local<text:line-break/><text:tab/><text:tab/>-Opcion que permite hacer una foto desde la aplicacion y la guarda en el telefono (no la usa para nada mas)<text:line-break/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04:42:29.831000000</meta:creation-date>
    <dc:date>2019-01-13T20:59:54.114000000</dc:date>
    <meta:editing-duration>PT1H52M21S</meta:editing-duration>
    <meta:editing-cycles>1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7" meta:word-count="349" meta:character-count="2178" meta:non-whitespace-character-count="1770"/>
  </office:meta>
</office:document-meta>
</file>